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 style:list-style-name="WW8Num2"/>
    <style:style style:name="P2" style:family="paragraph" style:parent-style-name="List_20_Paragraph" style:list-style-name="WW8Num2">
      <style:text-properties style:font-name="Times New Roman" fo:font-size="12pt" fo:language="ru" fo:country="RU" style:font-size-asian="12pt" style:font-name-complex="Times New Roman" style:font-size-complex="12pt"/>
    </style:style>
    <style:style style:name="P3" style:family="paragraph" style:parent-style-name="List_20_Paragraph">
      <style:text-properties style:font-name="Times New Roman" fo:font-size="12pt" fo:language="ru" fo:country="RU" style:font-size-asian="12pt" style:font-name-complex="Times New Roman" style:font-size-complex="12pt"/>
    </style:style>
    <style:style style:name="P4" style:family="paragraph" style:parent-style-name="List_20_Paragraph">
      <style:text-properties style:font-name="Times New Roman" fo:font-size="12pt" fo:language="ru" fo:country="RU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P5" style:family="paragraph" style:parent-style-name="List_20_Paragraph">
      <style:paragraph-properties fo:margin-left="0in" fo:margin-right="0in" fo:line-height="100%" fo:text-indent="0in" style:auto-text-indent="false"/>
      <style:text-properties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/>
    </style:style>
    <style:style style:name="P6" style:family="paragraph" style:parent-style-name="List_20_Paragraph">
      <style:text-properties style:font-name="Times New Roman" fo:font-size="10pt" fo:language="ru" fo:country="RU" fo:font-weight="bold" style:font-name-asian="Times New Roman" style:font-size-asian="10pt" style:language-asian="ru" style:country-asian="RU" style:font-weight-asian="bold" style:font-name-complex="Times New Roman" style:font-size-complex="10pt"/>
    </style:style>
    <style:style style:name="P7" style:family="paragraph" style:parent-style-name="List_20_Paragraph">
      <style:paragraph-properties fo:margin-left="0in" fo:margin-right="0in" fo:line-height="100%" fo:text-align="justify" style:justify-single-word="false" fo:text-indent="0in" style:auto-text-indent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fo:language="en" fo:country="US" fo:font-weight="bold" style:font-weight-asian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WW8Num3">
      <style:paragraph-properties fo:text-align="center" style:justify-single-word="false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.25in" fo:margin-right="0in" fo:text-indent="0in" style:auto-text-indent="false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" style:font-size-complex="12pt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8" style:family="text">
      <style:text-properties style:font-name="Times New Roman" fo:font-size="12pt" fo:language="ru" fo:country="RU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9" style:family="text">
      <style:text-properties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/>
    </style:style>
    <style:style style:name="T10" style:family="text">
      <style:text-properties style:font-name="Times New Roman" fo:font-size="10pt" style:font-size-asian="10pt" style:font-name-complex="Times New Roman" style:font-size-complex="10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5" style:family="text">
      <style:text-properties fo:color="#c9211e" loext:opacity="100%" fo:font-weight="bold" style:font-weight-asian="bold"/>
    </style:style>
    <style:style style:name="T16" style:family="text">
      <style:text-properties fo:color="#000000" loext:opacity="100%" fo:font-weight="bold" style:font-weight-asian="bold"/>
    </style:style>
    <style:style style:name="T17" style:family="text">
      <style:text-properties fo:color="#000000" loext:opacity="100%" fo:font-weight="bold" fo:background-color="#ffff00" loext:char-shading-value="0" style:font-weight-asian="bold"/>
    </style:style>
    <style:style style:name="T18" style:family="text">
      <style:text-properties fo:color="#000000" loext:opacity="100%" fo:font-weight="bold" fo:background-color="#ffff00" loext:char-shading-value="0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text:span text:style-name="T2">Лабораторная работа №</text:span><text:span text:style-name="T3">2</text:span></text:p>
      <text:p text:style-name="P12"/>
      <text:list xml:id="list3361691360" text:style-name="WW8Num3">
        <text:list-item>
          <text:p text:style-name="P11"><text:span text:style-name="T4">ООП, <text:s/>шаблоны.</text:span></text:p>
        </text:list-item>
      </text:list>
      <text:p text:style-name="P9"/>
      <text:p text:style-name="P13">Создать консольное приложение, удовлетворяющее требованиям:</text:p>
      <text:list xml:id="list212501087" text:style-name="WW8Num2">
        <text:list-item>
          <text:p text:style-name="P2">На основе сущностей предметной области создать классы их описывающие.</text:p>
        </text:list-item>
        <text:list-item>
          <text:p text:style-name="P1"><text:span text:style-name="T7">При создании объектов и их коллекций использовать порождающие шаблоны проектирования (</text:span><text:span text:style-name="T6">Design</text:span><text:span text:style-name="T7"> </text:span><text:span text:style-name="T6">Patterns</text:span><text:span text:style-name="T7">).</text:span></text:p>
        </text:list-item>
        <text:list-item>
          <text:p text:style-name="P2">Реализовать алгоритмы сортировки и поиска объекта (применяя Comparator).</text:p>
        </text:list-item>
        <text:list-item>
          <text:p text:style-name="P1"><text:span text:style-name="T7">При реализации алгоритмов бизнес-логики использовать по возможности структурные и поведенческие шаблоны.</text:span></text:p>
        </text:list-item>
        <text:list-item>
          <text:p text:style-name="P1"><text:span text:style-name="T7">Для проекта должен быть сгенерирован документ </text:span><text:span text:style-name="T6">JavaDoc</text:span><text:span text:style-name="T7">.</text:span></text:p>
        </text:list-item>
      </text:list>
      <text:p text:style-name="P3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Срок выдачи задания:</text:p>
          </table:table-cell>
          <table:table-cell table:style-name="Table1.A1" office:value-type="string">
            <text:p text:style-name="P16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16"><text:s/><text:span text:style-name="T1">12</text:span> группа</text:p>
          </table:table-cell>
          <table:table-cell table:style-name="Table1.A1" office:value-type="string">
            <text:p text:style-name="P16"><text:span text:style-name="T1">12</text:span>.09.<text:span text:style-name="T1">22</text:span></text:p>
          </table:table-cell>
          <table:table-cell table:style-name="Table1.A1" office:value-type="string">
            <text:p text:style-name="P16"><text:span text:style-name="T1">19</text:span>.09.<text:span text:style-name="T1">22</text:span> (иерархия классов, порождающие шаблоны)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26.09.22 (сортировки и компараторы, структурные и поведенческие шаблоны</text:p>
          </table:table-cell>
        </table:table-row>
        <table:table-row table:style-name="Table1.1">
          <table:table-cell table:style-name="Table1.A1" office:value-type="string">
            <text:p text:style-name="P16"><text:s/><text:span text:style-name="T1">13</text:span> группа</text:p>
          </table:table-cell>
          <table:table-cell table:style-name="Table1.A1" office:value-type="string">
            <text:p text:style-name="P16"><text:span text:style-name="T1">12</text:span>.09.<text:span text:style-name="T1">22</text:span></text:p>
          </table:table-cell>
          <table:table-cell table:style-name="Table1.A1" office:value-type="string">
            <text:p text:style-name="P16"><text:span text:style-name="T1">19</text:span>.09.<text:span text:style-name="T1">22</text:span> (иерархия классов, порождающие шаблоны)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26.09.22 (сортировки и компараторы, структурные и поведенческие шаблоны</text:p>
          </table:table-cell>
        </table:table-row>
      </table:table>
      <text:p text:style-name="P16"/>
      <text:p text:style-name="P16"/>
      <text:p text:style-name="P16">Номер варианта согласовывается с преподавателем</text:p>
      <text:p text:style-name="P16"/>
      <text:p text:style-name="P16">Максимальное количество баллов за работу – 50. </text:p>
      <text:p text:style-name="P16"/>
      <text:p text:style-name="P16">Номер окончательной версии:</text:p>
      <text:p text:style-name="P16">1 версия – коэффициент 1, 2 версия – коэффициент 0,6, 3 версия – коэффициент 0,4.</text:p>
      <text:p text:style-name="P16">Дата сдачи </text:p>
      <text:p text:style-name="P16">До указанной даты – коэффициент 1, до 23.09(ч.1), 30.09(ч.2) – коэффициент 0,6, позже – коэффициент 0,4.</text:p>
      <text:p text:style-name="P16"/>
      <text:p text:style-name="P16"/>
      <text:p text:style-name="P4">Варианты заданий.</text:p>
      <text:p text:style-name="P6"/>
      <text:p text:style-name="P16"><text:span text:style-name="T4">1.Оранжерея.</text:span> Определить иерархию цветов. Создать несколько объектов-цветов. Собрать букет с определением его стоимости. Провести сортировку цветов в букете. Найти цветок в букете, соответствующий заданным требованиям.</text:p>
      <text:p text:style-name="P16"><text:span text:style-name="T4">2.Периодические издания.</text:span><text:span text:style-name="T13"> </text:span>Определить иерархию периодических изданий. Создать набор изданий. Посчитать их общую стоимость. Провести сортировку изданий компании по типу. Найти издание, соответствующее заданному диапазону параметров.</text:p>
      <text:p text:style-name="P16"><text:span text:style-name="T4">3.Д</text:span><text:span text:style-name="T5">омашние электроприборы.</text:span> Определить иерархию электроприборов. Включить некоторые в розетку. Посчитать потребляемую мощность Провести сортировку приборов <text:soft-page-break/>в квартире на основе одного из параметров. Найти прибор в квартире, соответствующий заданному диапазону параметров.</text:p>
      <text:p text:style-name="P16"><text:span text:style-name="T5">4.Шеф-повар.</text:span> Определить иерархию овощей. Сделать салат. Посчитать калорийность. Провести сортировку овощей для салата на основе одного из параметров. Найти овощи в салате, соответствующие заданному диапазону параметров.</text:p>
      <text:p text:style-name="P16"><text:span text:style-name="T5">5.Звукозапись.</text:span> Определить иерархию музыкальных композиций. Записать на диск сборку. Посчитать продолжительность. Провести перестановку композиций диска на основе одного из параметров. Найти композицию, соответствующую заданному диапазону параметров.</text:p>
      <text:p text:style-name="P16"><text:span text:style-name="T5">6.Камни.</text:span> Определить иерархию драгоценных и полудрагоценных камней. Отобрать камни для ожерелья. Посчитать общий вес (в каратах) и стоимость. Провести сортировку камней ожерелья на основе одного из параметров. Найти камни в ожерелье, соответствующие заданному диапазону параметров.</text:p>
      <text:p text:style-name="P16"><text:span text:style-name="T5">7.Магазин автозапчастей.</text:span> Определить иерархию автозапчастей. Создать магазин автозапчастей. Посчитать стоимость товаров. Провести сортировку автозапчастей на основе одного из параметров. Найти автозапчасти, соответствующие заданному диапазону параметров.</text:p>
      <text:p text:style-name="P16"><text:span text:style-name="T5">8.Транспорт.</text:span> Определить иерархию подвижного состава железнодорожного транспорта. Создать пассажирский поезд. Посчитать общую численность пассажиров и багажа. Провести сортировку вагонов поезда на основе одного из параметров. Найти вагоны в поезде, соответствующие заданному диапазону параметров.</text:p>
      <text:p text:style-name="P16"><text:span text:style-name="T5">9.Авиакомпания.</text:span> Определить иерархию самолетов. Создать авиакомпанию. Посчитать общую вместимость и грузоподъемность. Провести сортировку самолетов компании по дальности полета. Найти самолет в компании, соответствующий заданному диапазону параметров.</text:p>
      <text:p text:style-name="P16"><text:span text:style-name="T5">10.Таксопарк.</text:span> Определить иерархию легковых автомобилей. Создать таксопарк. Посчитать стоимость автопарка. Провести сортировку автомобилей парка по расходу топлива. Найти автомобиль в компании, соответствующий заданному диапазону параметров.</text:p>
      <text:p text:style-name="P16"><text:span text:style-name="T5">11. Мобильная связь.</text:span> Определить иерархию тарифов мобильной компании. Создать список тарифов компании. Посчитать общую численность клиентов. Провести сортировку тарифов на основе одного из параметров. Найти тариф в компании, соответствующий заданному диапазону параметров.</text:p>
      <text:p text:style-name="P16"><text:span text:style-name="T4">12.Кафе.</text:span> Поставить в кофейню определенный объем на определенную сумму различных сортов кофе, находящихся в тому же в разных физических состояниях (зерно, молотый, растворимый в банках и пакетиках). Учитывать объем кофе вместе с упаковкой. Провести сортировку товаров на основе одного из параметров. Заказать товар в кафе, соответствующий заданному диапазону параметров.</text:p>
      <text:p text:style-name="P16"><text:span text:style-name="T4">13.Игровая комната.</text:span> Подготовить игровую комнату для детей разных возрастных групп. Игрушек должно быть фиксированное количество в пределах выделенной суммы денег. Должны встречаться игрушки родственных групп, н-р: маленькие, средние и большие машины, куклы, мячи, кубики. Провести сортировку игрушек в <text:s/>комнате по одному из параметров. Найти игрушки в комнате, соответствующие заданному диапазону параметров.</text:p>
      <text:p text:style-name="P16"><text:span text:style-name="T18">14.Банковские счета.</text:span><text:span text:style-name="T4"> </text:span><text:s/>Клиент может иметь несколько счетов в банке. Учитывать возможность блокировки/разблокировки счета. Реализовать поиск и сортировку счетов. Вычисление общей суммы по счетам. Вычисление суммы по счетам, имеющим положительный и отрицательный балансы отдельно.</text:p>
      <text:p text:style-name="P16"><text:span text:style-name="T4">15.Туристические путевки.</text:span> Сформировать набор предложений клиенту по выбору туристической путевки различного типа (отдых, экскурсии, лечение, шопинг, круиз и т д) для оптимального выбора. Учитывать возможность выбора транспорта, питания и числа дней. Реализовать выбор и сортировку путевок.</text:p>
      <text:p text:style-name="P7"><text:soft-page-break/><text:span text:style-name="T8">16.Холодное оружие</text:span><text:span text:style-name="T9">. Определить иерархию холодного оружия. Создать коллекцию холодного оружия. Посчитать общую стоимость. Провести сортировку оружия компании по типу. Найти оружие, соответствующее заданному диапазону параметров.</text:span></text:p>
      <text:p text:style-name="P7"><text:span text:style-name="T8">17.Танцевальный коллектив.</text:span><text:span text:style-name="T14"> </text:span><text:span text:style-name="T9">Определить иерархию танцевальных номеров (бальный, народный, эстрадный, восточный и т.д). Создать танцевальный коллектив с исполнителями различных направлений. Посчитать количество участников. Провести сортировку коллектива по типу. Найти исполнителей, соответствующих заданному диапазону параметров.</text:span></text:p>
      <text:p text:style-name="P7"><text:span text:style-name="T8">18.Аптека.</text:span><text:span text:style-name="T9"> Определить иерархию лекарственных препаратов. Создать аптеку с ассортиментом препаратов. Определить общую стоимость препаратов. Провести сортировку препаратов в аптеке. Найти препарат в аптеке, соответствующий заданным требованиям.</text:span></text:p>
      <text:p text:style-name="P7"><text:span text:style-name="T8">19.Налоги</text:span><text:span text:style-name="T12">.</text:span><text:span text:style-name="T11"> </text:span><text:span text:style-name="T9">Определить иерархию налогов физических лиц (налоги с доходов по основному и дополнительному месту работы, с авторских вознаграждений, с продажи имущества, получения в подарок денежных сумм и имущества, переводов из-за границы). Для физического лица определить множество и сумму налоговых выплат за год. Провести сортировку налогов по сумме.</text:span></text:p>
      <text:p text:style-name="P7"><text:span text:style-name="T8">20.Детский подарок</text:span><text:span text:style-name="T12">.</text:span><text:span text:style-name="T11"> </text:span><text:span text:style-name="T9">Определить иерархию конфет и прочих сладостей. Собрать детский подарок с определением его веса. Провести сортировку конфет в подарке на основе одного из параметров. Найти конфету в подарке, соответствующую заданному диапазону параметров.</text:span></text:p>
      <text:p text:style-name="P7"><text:span text:style-name="T8">21.</text:span><text:span text:style-name="T9"> </text:span><text:span text:style-name="T8">Отдел кадров</text:span><text:span text:style-name="T9">. Определить иерархию работников небольшой компании. Создать компанию с несколькими отделами. Определить общее число работников компании. Сделать выборку сотрудников в соответствии с заданным диапазоном параметров. Провести сортировку сотрудников соответствии с их стажем работы в компании. </text:span></text:p>
      <text:p text:style-name="P7"><text:span text:style-name="T8">22.</text:span><text:span text:style-name="T9"> </text:span><text:span text:style-name="T8">Рекламное агентство</text:span><text:span text:style-name="T9">. Определить иерархию товаров, которые производятся предприятиями города (канцелярские принадлежности, бумага, скобяные товары и т.п.). Создать рекламное агентство, предлагающее прайс-лист товаров, выпускаемых предприятиями. Сделать выборку товаров заданного производителя. Провести сортировку товара заданной категории в соответствии с его стоимостью.</text:span></text:p>
      <text:p text:style-name="P7"><text:span text:style-name="T8">23.</text:span><text:span text:style-name="T9"> </text:span><text:span text:style-name="T8">Страховая организация</text:span><text:span text:style-name="T9">. Определить иерархию страховых договоров. Создать страховую организация с набором договоров, которые могут быть заключены с физическими лицами и юридическими организациями. Сделать выборку страховых договоров в соответствии с заданным диапазоном параметров. Провести сортировку договоров по заданному параметру.</text:span></text:p>
      <text:p text:style-name="P7"><text:span text:style-name="T9">24. </text:span><text:span text:style-name="T8">Вычислительная и оргтехника предприятия</text:span><text:span text:style-name="T9">. Определить иерархию вычислительной и оргтехники. Создать предприятие с набором такой техники. Сделать выборку техники по году выпуска. Провести сортировку техники заданной модели по стоимости.</text:span></text:p>
      <text:p text:style-name="P7"><text:span text:style-name="T9">25. </text:span><text:span text:style-name="T8">Зоопарк</text:span><text:span text:style-name="T9">. Определить иерархию животных. Создать зоопарк с различными видами животных. Сделать выборку животных в соответствии с типом рациона кормления (детский, диетический, усиленный и т.п). Выполнить сортировку животных в соответствии со сроками зимней спячки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font-weight="bold" style:font-weight-asian="bold"/>
    </style:style>
    <style:style style:name="WW8Num6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1252in" fo:margin-left="0.6252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Kate</meta:initial-creator>
    <meta:creation-date>2010-10-17T18:20:00</meta:creation-date>
    <dc:date>2022-09-12T20:23:25.024174011</dc:date>
    <meta:editing-cycles>30</meta:editing-cycles>
    <meta:editing-duration>PT9H55M3S</meta:editing-duration>
    <meta:document-statistic meta:table-count="1" meta:image-count="0" meta:object-count="0" meta:page-count="3" meta:paragraph-count="50" meta:word-count="964" meta:character-count="8202" meta:non-whitespace-character-count="7279"/>
    <meta:generator>LibreOffice/7.3.5.2$Linux_X86_64 LibreOffice_project/30$Build-2</meta:generator>
  </office:meta>
</office:document-meta>
</file>